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16.3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30.41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/>
    <style:style style:name="ce2" style:family="table-cell" style:parent-style-name="Default" style:data-style-name="N10122"/>
    <style:style style:name="ce3" style:family="table-cell" style:parent-style-name="Default" style:data-style-name="N10126"/>
  </office:automatic-styles>
  <office:body>
    <office:spreadsheet>
      <table:calculation-settings table:automatic-find-labels="false"/>
      <table:table table:name="soil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7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wc</text:p>
          </table:table-cell>
          <table:table-cell office:value-type="string" calcext:value-type="string">
            <text:p>rwc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s_m_per_hour</text:p>
          </table:table-cell>
          <table:table-cell office:value-type="string" calcext:value-type="string">
            <text:p>Ks_m_per_se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d</text:p>
          </table:table-cell>
          <table:table-cell table:style-name="ce2" office:value-type="float" office:value="0.44" calcext:value-type="float">
            <text:p>0.44000</text:p>
          </table:table-cell>
          <table:table-cell table:style-name="ce2" office:value-type="float" office:value="0.02" calcext:value-type="float">
            <text:p>0.02000</text:p>
          </table:table-cell>
          <table:table-cell table:style-name="ce2" office:value-type="float" office:value="13.8" calcext:value-type="float">
            <text:p>13.80000</text:p>
          </table:table-cell>
          <table:table-cell table:style-name="ce2" office:value-type="float" office:value="2.09" calcext:value-type="float">
            <text:p>2.09000</text:p>
          </table:table-cell>
          <table:table-cell table:style-name="ce2" table:formula="of:=1-1/[.E2]" office:value-type="float" office:value="0.521531100478469" calcext:value-type="float">
            <text:p>0.52153</text:p>
          </table:table-cell>
          <table:table-cell table:style-name="ce3" table:formula="of:=1.5*10^-1" office:value-type="float" office:value="0.15" calcext:value-type="float">
            <text:p>1.50000E-01</text:p>
          </table:table-cell>
          <table:table-cell table:style-name="ce3" table:formula="of:=[.G2]/3600" office:value-type="float" office:value="0.0000416666666666667" calcext:value-type="float">
            <text:p>4.16667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my sand</text:p>
          </table:table-cell>
          <table:table-cell table:style-name="ce2" office:value-type="float" office:value="0.44" calcext:value-type="float">
            <text:p>0.44000</text:p>
          </table:table-cell>
          <table:table-cell table:style-name="ce2" office:value-type="float" office:value="0.04" calcext:value-type="float">
            <text:p>0.04000</text:p>
          </table:table-cell>
          <table:table-cell table:style-name="ce2" office:value-type="float" office:value="11.5" calcext:value-type="float">
            <text:p>11.50000</text:p>
          </table:table-cell>
          <table:table-cell table:style-name="ce2" office:value-type="float" office:value="1.87" calcext:value-type="float">
            <text:p>1.87000</text:p>
          </table:table-cell>
          <table:table-cell table:style-name="ce2" table:formula="of:=1-1/[.E3]" office:value-type="float" office:value="0.46524064171123" calcext:value-type="float">
            <text:p>0.46524</text:p>
          </table:table-cell>
          <table:table-cell table:style-name="ce3" table:formula="of:=1*10^-1" office:value-type="float" office:value="0.1" calcext:value-type="float">
            <text:p>1.00000E-01</text:p>
          </table:table-cell>
          <table:table-cell table:style-name="ce3" table:formula="of:=[.G3]/3600" office:value-type="float" office:value="0.0000277777777777778" calcext:value-type="float">
            <text:p>2.77778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dy loam</text:p>
          </table:table-cell>
          <table:table-cell table:style-name="ce2" office:value-type="float" office:value="0.45" calcext:value-type="float">
            <text:p>0.45000</text:p>
          </table:table-cell>
          <table:table-cell table:style-name="ce2" office:value-type="float" office:value="0.05" calcext:value-type="float">
            <text:p>0.05000</text:p>
          </table:table-cell>
          <table:table-cell table:style-name="ce2" office:value-type="float" office:value="6.8" calcext:value-type="float">
            <text:p>6.80000</text:p>
          </table:table-cell>
          <table:table-cell table:style-name="ce2" office:value-type="float" office:value="1.62" calcext:value-type="float">
            <text:p>1.62000</text:p>
          </table:table-cell>
          <table:table-cell table:style-name="ce2" table:formula="of:=1-1/[.E4]" office:value-type="float" office:value="0.382716049382716" calcext:value-type="float">
            <text:p>0.38272</text:p>
          </table:table-cell>
          <table:table-cell table:style-name="ce3" table:formula="of:=3.9*10^-2" office:value-type="float" office:value="0.039" calcext:value-type="float">
            <text:p>3.90000E-02</text:p>
          </table:table-cell>
          <table:table-cell table:style-name="ce3" table:formula="of:=[.G4]/3600" office:value-type="float" office:value="0.0000108333333333333" calcext:value-type="float">
            <text:p>1.08333E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m</text:p>
          </table:table-cell>
          <table:table-cell table:style-name="ce2" office:value-type="float" office:value="0.51" calcext:value-type="float">
            <text:p>0.51000</text:p>
          </table:table-cell>
          <table:table-cell table:style-name="ce2" office:value-type="float" office:value="0.04" calcext:value-type="float">
            <text:p>0.04000</text:p>
          </table:table-cell>
          <table:table-cell table:style-name="ce2" office:value-type="float" office:value="9" calcext:value-type="float">
            <text:p>9.00000</text:p>
          </table:table-cell>
          <table:table-cell table:style-name="ce2" office:value-type="float" office:value="1.42" calcext:value-type="float">
            <text:p>1.42000</text:p>
          </table:table-cell>
          <table:table-cell table:style-name="ce2" table:formula="of:=1-1/[.E5]" office:value-type="float" office:value="0.295774647887324" calcext:value-type="float">
            <text:p>0.29577</text:p>
          </table:table-cell>
          <table:table-cell table:style-name="ce3" table:formula="of:=3.3*10^-2" office:value-type="float" office:value="0.033" calcext:value-type="float">
            <text:p>3.30000E-02</text:p>
          </table:table-cell>
          <table:table-cell table:style-name="ce3" table:formula="of:=[.G5]/3600" office:value-type="float" office:value="0.00000916666666666667" calcext:value-type="float">
            <text:p>9.1666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t loam</text:p>
          </table:table-cell>
          <table:table-cell table:style-name="ce2" office:value-type="float" office:value="0.5" calcext:value-type="float">
            <text:p>0.50000</text:p>
          </table:table-cell>
          <table:table-cell table:style-name="ce2" office:value-type="float" office:value="0.03" calcext:value-type="float">
            <text:p>0.03000</text:p>
          </table:table-cell>
          <table:table-cell table:style-name="ce2" office:value-type="float" office:value="4.8" calcext:value-type="float">
            <text:p>4.80000</text:p>
          </table:table-cell>
          <table:table-cell table:style-name="ce2" office:value-type="float" office:value="1.36" calcext:value-type="float">
            <text:p>1.36000</text:p>
          </table:table-cell>
          <table:table-cell table:style-name="ce2" table:formula="of:=1-1/[.E6]" office:value-type="float" office:value="0.264705882352941" calcext:value-type="float">
            <text:p>0.26471</text:p>
          </table:table-cell>
          <table:table-cell table:style-name="ce3" table:formula="of:=9*10^-3" office:value-type="float" office:value="0.009" calcext:value-type="float">
            <text:p>9.00000E-03</text:p>
          </table:table-cell>
          <table:table-cell table:style-name="ce3" table:formula="of:=[.G6]/3600" office:value-type="float" office:value="0.0000025" calcext:value-type="float">
            <text:p>2.50000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dy clay loam</text:p>
          </table:table-cell>
          <table:table-cell table:style-name="ce2" office:value-type="float" office:value="0.4" calcext:value-type="float">
            <text:p>0.40000</text:p>
          </table:table-cell>
          <table:table-cell table:style-name="ce2" office:value-type="float" office:value="0.07" calcext:value-type="float">
            <text:p>0.07000</text:p>
          </table:table-cell>
          <table:table-cell table:style-name="ce2" office:value-type="float" office:value="3.6" calcext:value-type="float">
            <text:p>3.60000</text:p>
          </table:table-cell>
          <table:table-cell table:style-name="ce2" office:value-type="float" office:value="1.56" calcext:value-type="float">
            <text:p>1.56000</text:p>
          </table:table-cell>
          <table:table-cell table:style-name="ce2" table:formula="of:=1-1/[.E7]" office:value-type="float" office:value="0.358974358974359" calcext:value-type="float">
            <text:p>0.35897</text:p>
          </table:table-cell>
          <table:table-cell table:style-name="ce3" table:formula="of:=4.4*10^-3" office:value-type="float" office:value="0.0044" calcext:value-type="float">
            <text:p>4.40000E-03</text:p>
          </table:table-cell>
          <table:table-cell table:style-name="ce3" table:formula="of:=[.G7]/3600" office:value-type="float" office:value="0.00000122222222222222" calcext:value-type="float">
            <text:p>1.2222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y loam</text:p>
          </table:table-cell>
          <table:table-cell table:style-name="ce2" office:value-type="float" office:value="0.46" calcext:value-type="float">
            <text:p>0.46000</text:p>
          </table:table-cell>
          <table:table-cell table:style-name="ce2" office:value-type="float" office:value="0.09" calcext:value-type="float">
            <text:p>0.09000</text:p>
          </table:table-cell>
          <table:table-cell table:style-name="ce2" office:value-type="float" office:value="3.9" calcext:value-type="float">
            <text:p>3.90000</text:p>
          </table:table-cell>
          <table:table-cell table:style-name="ce2" office:value-type="float" office:value="1.41" calcext:value-type="float">
            <text:p>1.41000</text:p>
          </table:table-cell>
          <table:table-cell table:style-name="ce2" table:formula="of:=1-1/[.E8]" office:value-type="float" office:value="0.290780141843972" calcext:value-type="float">
            <text:p>0.29078</text:p>
          </table:table-cell>
          <table:table-cell table:style-name="ce3" table:formula="of:=4.8*10^-3" office:value-type="float" office:value="0.0048" calcext:value-type="float">
            <text:p>4.80000E-03</text:p>
          </table:table-cell>
          <table:table-cell table:style-name="ce3" table:formula="of:=[.G8]/3600" office:value-type="float" office:value="0.00000133333333333333" calcext:value-type="float">
            <text:p>1.3333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ty clay loam</text:p>
          </table:table-cell>
          <table:table-cell table:style-name="ce2" office:value-type="float" office:value="0.46" calcext:value-type="float">
            <text:p>0.46000</text:p>
          </table:table-cell>
          <table:table-cell table:style-name="ce2" office:value-type="float" office:value="0.06" calcext:value-type="float">
            <text:p>0.06000</text:p>
          </table:table-cell>
          <table:table-cell table:style-name="ce2" office:value-type="float" office:value="3.1" calcext:value-type="float">
            <text:p>3.10000</text:p>
          </table:table-cell>
          <table:table-cell table:style-name="ce2" office:value-type="float" office:value="1.32" calcext:value-type="float">
            <text:p>1.32000</text:p>
          </table:table-cell>
          <table:table-cell table:style-name="ce2" table:formula="of:=1-1/[.E9]" office:value-type="float" office:value="0.242424242424242" calcext:value-type="float">
            <text:p>0.24242</text:p>
          </table:table-cell>
          <table:table-cell table:style-name="ce3" table:formula="of:=1.3*10^-3" office:value-type="float" office:value="0.0013" calcext:value-type="float">
            <text:p>1.30000E-03</text:p>
          </table:table-cell>
          <table:table-cell table:style-name="ce3" table:formula="of:=[.G9]/3600" office:value-type="float" office:value="0.000000361111111111111" calcext:value-type="float">
            <text:p>3.61111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dy clay</text:p>
          </table:table-cell>
          <table:table-cell table:style-name="ce2" office:value-type="float" office:value="0.43" calcext:value-type="float">
            <text:p>0.43000</text:p>
          </table:table-cell>
          <table:table-cell table:style-name="ce2" office:value-type="float" office:value="0.11" calcext:value-type="float">
            <text:p>0.11000</text:p>
          </table:table-cell>
          <table:table-cell table:style-name="ce2" office:value-type="float" office:value="3.4" calcext:value-type="float">
            <text:p>3.40000</text:p>
          </table:table-cell>
          <table:table-cell table:style-name="ce2" office:value-type="float" office:value="1.4" calcext:value-type="float">
            <text:p>1.40000</text:p>
          </table:table-cell>
          <table:table-cell table:style-name="ce2" table:formula="of:=1-1/[.E10]" office:value-type="float" office:value="0.285714285714286" calcext:value-type="float">
            <text:p>0.28571</text:p>
          </table:table-cell>
          <table:table-cell table:style-name="ce3" table:formula="of:=7.3*10^-4" office:value-type="float" office:value="0.00073" calcext:value-type="float">
            <text:p>7.30000E-04</text:p>
          </table:table-cell>
          <table:table-cell table:style-name="ce3" table:formula="of:=[.G10]/3600" office:value-type="float" office:value="0.000000202777777777778" calcext:value-type="float">
            <text:p>2.02778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ty clay</text:p>
          </table:table-cell>
          <table:table-cell table:style-name="ce2" office:value-type="float" office:value="0.48" calcext:value-type="float">
            <text:p>0.48000</text:p>
          </table:table-cell>
          <table:table-cell table:style-name="ce2" office:value-type="float" office:value="0.07" calcext:value-type="float">
            <text:p>0.07000</text:p>
          </table:table-cell>
          <table:table-cell table:style-name="ce2" office:value-type="float" office:value="2.9" calcext:value-type="float">
            <text:p>2.90000</text:p>
          </table:table-cell>
          <table:table-cell table:style-name="ce2" office:value-type="float" office:value="1.26" calcext:value-type="float">
            <text:p>1.26000</text:p>
          </table:table-cell>
          <table:table-cell table:style-name="ce2" table:formula="of:=1-1/[.E11]" office:value-type="float" office:value="0.206349206349206" calcext:value-type="float">
            <text:p>0.20635</text:p>
          </table:table-cell>
          <table:table-cell table:style-name="ce3" table:formula="of:=7.6*10^-4" office:value-type="float" office:value="0.00076" calcext:value-type="float">
            <text:p>7.60000E-04</text:p>
          </table:table-cell>
          <table:table-cell table:style-name="ce3" table:formula="of:=[.G11]/3600" office:value-type="float" office:value="0.000000211111111111111" calcext:value-type="float">
            <text:p>2.11111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y</text:p>
          </table:table-cell>
          <table:table-cell table:style-name="ce2" office:value-type="float" office:value="0.48" calcext:value-type="float">
            <text:p>0.48000</text:p>
          </table:table-cell>
          <table:table-cell table:style-name="ce2" office:value-type="float" office:value="0.1" calcext:value-type="float">
            <text:p>0.10000</text:p>
          </table:table-cell>
          <table:table-cell table:style-name="ce2" office:value-type="float" office:value="2.7" calcext:value-type="float">
            <text:p>2.70000</text:p>
          </table:table-cell>
          <table:table-cell table:style-name="ce2" office:value-type="float" office:value="1.29" calcext:value-type="float">
            <text:p>1.29000</text:p>
          </table:table-cell>
          <table:table-cell table:style-name="ce2" table:formula="of:=1-1/[.E12]" office:value-type="float" office:value="0.224806201550388" calcext:value-type="float">
            <text:p>0.22481</text:p>
          </table:table-cell>
          <table:table-cell table:style-name="ce3" table:formula="of:=4.1*10^-4" office:value-type="float" office:value="0.00041" calcext:value-type="float">
            <text:p>4.10000E-04</text:p>
          </table:table-cell>
          <table:table-cell table:style-name="ce3" table:formula="of:=[.G12]/3600" office:value-type="float" office:value="0.000000113888888888889" calcext:value-type="float">
            <text:p>1.13889E-07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5" loext:min-decimal-places="5" number:min-integer-digits="1"/>
    </number:number-style>
    <number:number-style style:name="N10123" number:language="en" number:country="US">
      <number:number number:decimal-places="13" loext:min-decimal-places="13" number:min-integer-digits="1"/>
    </number:number-style>
    <number:number-style style:name="N10124" number:language="en" number:country="US">
      <number:scientific-number number:decimal-places="20" loext:min-decimal-places="20" number:min-integer-digits="1" number:min-exponent-digits="2" loext:exponent-interval="3" loext:forced-exponent-sign="true"/>
    </number:number-style>
    <number:number-style style:name="N10125" number:language="en" number:country="US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0126" number:language="en" number:country="US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9T12:37:56.436164221</dc:date>
    <meta:editing-duration>PT1H4M2S</meta:editing-duration>
    <meta:editing-cycles>8</meta:editing-cycles>
    <meta:generator>LibreOffice/5.0.6.2$Linux_X86_64 LibreOffice_project/00$Build-2</meta:generator>
    <meta:document-statistic meta:table-count="1" meta:cell-count="96" meta:object-count="0"/>
  </office:meta>
</office:document-meta>
</file>